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749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848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2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80" style:family="paragraph">
      <style:paragraph-properties fo:margin-left="0cm" fo:margin-right="0cm" fo:margin-top="0cm" fo:margin-bottom="0cm" fo:line-height="100%" fo:text-align="justify" fo:text-indent="0cm"/>
      <style:text-properties fo:font-size="12pt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" fo:font-size="12pt" fo:language="ru" fo:country="RU" style:font-size-asian="12pt" style:font-size-complex="12pt"/>
    </style:style>
    <style:style style:name="P83" style:family="paragraph">
      <style:paragraph-properties fo:margin-left="0cm" fo:margin-right="0cm" fo:line-height="100%" fo:text-align="start" fo:text-indent="0cm"/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5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87" style:family="paragraph">
      <style:paragraph-properties fo:margin-left="2cm" fo:margin-right="0cm" fo:margin-top="0cm" fo:margin-bottom="0cm" fo:line-height="100%" fo:text-indent="0cm"/>
    </style:style>
    <style:style style:name="P8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9" style:family="paragraph">
      <style:paragraph-properties fo:text-align="justify" style:writing-mode="lr-tb"/>
      <style:text-properties fo:color="#000066" loext:opacity="100%" fo:language="ru" fo:country="RU"/>
    </style:style>
    <style:style style:name="P9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1" style:family="paragraph">
      <style:paragraph-properties fo:text-align="justify"/>
    </style:style>
    <style:style style:name="P92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3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4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Liberation Mono1" style:font-size-asian="12pt" style:font-style-asian="normal" style:font-weight-asian="normal" style:font-name-complex="Liberation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c9211e" loext:opacity="100%" style:font-name="Liberation Mono" fo:font-size="12pt" fo:language="ru" fo:country="RU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271" style:family="text">
      <style:text-properties fo:color="#006699" loext:opacity="100%" style:font-name="Liberation Mono1" fo:font-size="12pt" fo:language="ru" fo:country="RU" fo:font-weight="normal" style:font-name-asian="Liberation Mono1" style:font-size-asian="12pt" style:font-weight-asian="normal" style:font-name-complex="Liberation Mono1" style:font-size-complex="12pt" style:font-weight-complex="normal"/>
    </style:style>
    <style:style style:name="T272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73" style:family="text">
      <style:text-properties fo:color="#006699" loext:opacity="100%" style:font-name="Liberation Mono" fo:font-size="12pt" fo:language="ru" fo:country="RU" fo:font-weight="normal" style:font-name-asian="Liberation Mono1" style:font-size-asian="12pt" style:font-weight-asian="normal" style:font-name-complex="Liberation Mono1" style:font-size-complex="12pt" style:font-weight-complex="normal"/>
    </style:style>
    <style:style style:name="T274" style:family="text">
      <style:text-properties fo:color="#006699" loext:opacity="100%" style:font-name="Liberation Mono" fo:font-size="12pt" fo:language="ru" fo:country="RU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80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82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8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6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7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8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1" style:family="text">
      <style:text-properties fo:color="#007d9c" loext:opacity="100%" fo:font-size="11pt" fo:language="ru" fo:country="RU" style:font-size-asian="11pt" style:font-size-complex="11pt"/>
    </style:style>
    <style:style style:name="T32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7.991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1" draw:layer="layout" svg:width="13.4cm" svg:height="2.163cm" svg:x="0.6cm" svg:y="3.301cm">
          <draw:text-box>
            <text:p text:style-name="P80"><text:span text:style-name="T266"><text:tab/></text:span><text:span text:style-name="T266">import </text:span><text:span text:style-name="T267">(</text:span></text:p>
            <text:p text:style-name="P80"><text:span text:style-name="T266"><text:tab/></text:span><text:span text:style-name="T266"><text:tab/></text:span><text:span text:style-name="T266">"fmt"</text:span></text:p>
            <text:p text:style-name="P80"><text:span text:style-name="T266"><text:tab/></text:span><text:span text:style-name="T266"><text:tab/></text:span><text:span text:style-name="T266">"log"</text:span></text:p>
            <text:p text:style-name="P80"><text:span text:style-name="T266"><text:tab/></text:span><text:span text:style-name="T267">)</text:span></text:p>
          </draw:text-box>
        </draw:frame>
        <draw:frame draw:style-name="gr128" draw:text-style-name="P81" draw:layer="layout" svg:width="13.4cm" svg:height="2.7cm" svg:x="0.6cm" svg:y="6.2cm">
          <draw:text-box>
            <text:p text:style-name="P80"><text:span text:style-name="T266"><text:tab/></text:span><text:span text:style-name="T266">import (</text:span></text:p>
            <text:p text:style-name="P80"><text:span text:style-name="T266"><text:tab/></text:span><text:span text:style-name="T266"><text:tab/></text:span><text:span text:style-name="T266">"database/sql"</text:span></text:p>
            <text:p text:style-name="P80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80"><text:span text:style-name="T143"><text:tab/></text:span><text:span text:style-name="T143"><text:tab/></text:span><text:span text:style-name="T266">// драйвер SQLite</text:span></text:p>
            <text:p text:style-name="P80"><text:span text:style-name="T266"><text:tab/></text:span><text:span text:style-name="T266">)</text:span></text:p>
          </draw:text-box>
        </draw:frame>
        <draw:frame draw:style-name="gr129" draw:text-style-name="P82" draw:layer="layout" svg:width="13.4cm" svg:height="2.641cm" svg:x="0.6cm" svg:y="9.601cm">
          <draw:text-box>
            <text:p text:style-name="P80"><text:span text:style-name="T266"><text:tab/></text:span><text:span text:style-name="T266">import (</text:span></text:p>
            <text:p text:style-name="P80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80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80"><text:span text:style-name="T143"><text:tab/></text:span><text:span text:style-name="T143"><text:tab/></text:span><text:span text:style-name="T143">"testing</text:span><text:span text:style-name="T266">"</text:span></text:p>
            <text:p text:style-name="P80"><text:span text:style-name="T266"><text:tab/></text:span><text:span text:style-name="T266">)</text:span></text:p>
          </draw:text-box>
        </draw:frame>
        <draw:frame draw:style-name="gr130" draw:text-style-name="P81" draw:layer="layout" svg:width="13.4cm" svg:height="2.163cm" svg:x="0.6cm" svg:y="12.901cm">
          <draw:text-box>
            <text:p text:style-name="P80"><text:span text:style-name="T266"><text:tab/></text:span><text:span text:style-name="T266">import (</text:span></text:p>
            <text:p text:style-name="P83"><text:span text:style-name="T266"><text:tab/></text:span><text:span text:style-name="T266"><text:tab/></text:span><text:span text:style-name="T268">t_template</text:span><text:span text:style-name="T266"> "text/template"</text:span></text:p>
            <text:p text:style-name="P83"><text:span text:style-name="T269"><text:tab/></text:span><text:span text:style-name="T269"><text:tab/></text:span><text:span text:style-name="T270">h_template </text:span><text:span text:style-name="T271">"html/template"</text:span></text:p>
            <text:p text:style-name="P80"><text:span text:style-name="T266"><text:tab/></text:span><text:span text:style-name="T266">)</text:span></text:p>
          </draw:text-box>
        </draw:frame>
        <draw:frame draw:style-name="gr131" draw:text-style-name="P81" draw:layer="layout" svg:width="13.4cm" svg:height="1.998cm" svg:x="14cm" svg:y="3.302cm">
          <draw:text-box>
            <text:p text:style-name="P80"><text:span text:style-name="T266">// </text:span><text:span text:style-name="T272">Список импортов</text:span><text:span text:style-name="T266"> — для импорта нескольких</text:span></text:p>
            <text:p text:style-name="P80"><text:span text:style-name="T266">// пакетов без повторения ключевого слова.</text:span></text:p>
          </draw:text-box>
        </draw:frame>
        <draw:frame draw:style-name="gr132" draw:text-style-name="P81" draw:layer="layout" svg:width="13.4cm" svg:height="2.7cm" svg:x="14cm" svg:y="6.2cm">
          <draw:text-box>
            <text:p text:style-name="P80"><text:span text:style-name="T266">// </text:span><text:span text:style-name="T272">Анонимный импорт</text:span><text:span text:style-name="T266"> пакета для его регистрации и</text:span></text:p>
            <text:p text:style-name="P80"><text:span text:style-name="T266">// выполнения кода инициализации пакета init()</text:span></text:p>
            <text:p text:style-name="P80"><text:span text:style-name="T266">// без прямого использования его функций </text:span></text:p>
            <text:p text:style-name="P80"><text:span text:style-name="T266">// ("импорт для побочного эффекта").</text:span></text:p>
          </draw:text-box>
        </draw:frame>
        <draw:frame draw:style-name="gr133" draw:text-style-name="P82" draw:layer="layout" svg:width="13.4cm" svg:height="2.398cm" svg:x="14cm" svg:y="9.602cm">
          <draw:text-box>
            <text:p text:style-name="P80"><text:span text:style-name="T273">// </text:span><text:span text:style-name="T274">Точечный импорт</text:span><text:span text:style-name="T273"> (dot import) позволяет</text:span></text:p>
            <text:p text:style-name="P80"><text:span text:style-name="T273">// использовать экспортированные идентификаторы из</text:span></text:p>
            <text:p text:style-name="P80"><text:span text:style-name="T273">// импортируемого пакета без указания имени пакета</text:span></text:p>
            <text:p text:style-name="P80"><text:span text:style-name="T273">// (префикса).</text:span></text:p>
          </draw:text-box>
        </draw:frame>
        <draw:frame draw:style-name="gr134" draw:text-style-name="P81" draw:layer="layout" svg:width="13.4cm" svg:height="2.163cm" svg:x="14cm" svg:y="12.902cm">
          <draw:text-box>
            <text:p text:style-name="P80"><text:span text:style-name="T266">// </text:span><text:span text:style-name="T272">Переименование при импорте</text:span><text:span text:style-name="T266"> — для сокращения</text:span></text:p>
            <text:p text:style-name="P80"><text:span text:style-name="T266">// имени пакета или для импорта нескольких пакетов</text:span></text:p>
            <text:p text:style-name="P80"><text:span text:style-name="T266">// с одинаковыми именами, но разными путями.</text:span></text:p>
            <text:p text:style-name="P80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4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fmt.Println("</text:span><text:span text:style-name="T198">Разговор</text:span><text:span text:style-name="T193"> завершился.")</text:span></text:p>
            <text:p text:style-name="P13"><text:span text:style-name="T193"><text:s text:c="4"/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5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6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223"/></text:p>
            <text:p text:style-name="P18"><text:span text:style-name="T302">В </text:span><text:span text:style-name="T303">России</text:span><text:span text:style-name="T302"> (всеми крупными компаниями):</text:span></text:p>
            <text:p text:style-name="P18"><text:span text:style-name="T222"><text:tab/></text:span><text:span text:style-name="T299">Яндекс</text:span><text:span text:style-name="T222">, ЦУМ, УГМК-Телеком, Точка, Т-Банк, Совкомбанк Технологии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7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7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7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7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7"><text:span text:style-name="T305">... multi-platform GUI apps </text:span><text:span text:style-name="T306">(</text:span><text:span text:style-name="T306"><text:a xlink:href="https://fyne.io/" xlink:type="simple">fyne.io</text:a></text:span><text:span text:style-name="T306">, ...)</text:span></text:p>
              </text:list-item>
              <text:list-item>
                <text:p text:style-name="P87"><text:span text:style-name="T305">... AI clients via API &amp; libraries </text:span><text:span text:style-name="T306">(GenKit, LocalAI, Ollama, ...)</text:span></text:p>
              </text:list-item>
              <text:list-item>
                <text:p text:style-name="P87"><text:span text:style-name="T305">… IoT &amp; embedded systems </text:span><text:span text:style-name="T306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7">AmneziaWG</text:span><text:span text:style-name="T56">, </text:span><text:span text:style-name="T307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7">CockroachDB</text:span><text:span text:style-name="T56">, Digger </text:span><text:span text:style-name="T263">(IaC)</text:span><text:span text:style-name="T56">, </text:span><text:span text:style-name="T307">Docker</text:span><text:span text:style-name="T56">, Drone </text:span><text:span text:style-name="T263">(CD)</text:span><text:span text:style-name="T56">, </text:span><text:span text:style-name="T307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7">GenKit</text:span><text:span text:style-name="T56"> </text:span><text:span text:style-name="T263">(AI) @ Google</text:span><text:span text:style-name="T56">, Gin </text:span><text:span text:style-name="T263">(web framework), </text:span><text:span text:style-name="T307">Gitlab Runner</text:span><text:span text:style-name="T56">, Go Ethereum, </text:span><text:span text:style-name="T307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7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7">Kubernetes</text:span><text:span text:style-name="T56">, LangChainGo, LocalAI, </text:span><text:span text:style-name="T307">LXD</text:span><text:span text:style-name="T56"> </text:span><text:span text:style-name="T263">@ Canonical</text:span><text:span text:style-name="T56">, </text:span><text:span text:style-name="T307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7">Ollama</text:span><text:span text:style-name="T56"> (89%), OpenShift </text:span><text:span text:style-name="T263">(containerization)</text:span><text:span text:style-name="T56">, Podman, </text:span><text:span text:style-name="T307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7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7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7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7">Zabbix</text:span><text:span text:style-name="T56"> </text:span><text:span text:style-name="T307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08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09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08">* я не учитывал в индексах позицию HTML/CSS</text:span></text:p>
          </draw:text-box>
        </draw:frame>
        <draw:frame draw:style-name="gr154" draw:text-style-name="P88" draw:layer="layout" svg:width="6cm" svg:height="2.4cm" svg:x="21.4cm" svg:y="2.6cm">
          <draw:text-box>
            <text:p text:style-name="P46"><text:span text:style-name="T310"><text:a xlink:href="https://blog.jetbrains.com/research/2025/04/is-golang-still-growing-go-language-popularity-trends-in-2024/" xlink:type="simple">Is Golang Still Growing? Go Language Popularity Trends in 2024</text:a></text:span><text:span text:style-name="T31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1">Синтаксис слишком простой, мало syntactic sugar.</text:span></text:p>
              </text:list-item>
              <text:list-item>
                <text:p text:style-name="P18"><text:span text:style-name="T311">Нет полноценного ООП. </text:span></text:p>
              </text:list-item>
              <text:list-item>
                <text:p text:style-name="P18"><text:span text:style-name="T31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1">Синтаксис непривычный: использование </text:span><text:span text:style-name="T58">[ ]</text:span><text:span text:style-name="T31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1">Нет перегрузки функций (function overloading).</text:span></text:p>
              </text:list-item>
              <text:list-item>
                <text:p text:style-name="P18"><text:span text:style-name="T31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1">Нет возможности объявить неизменяемость (immutability declarations), кроме </text:span><text:span text:style-name="T58">const</text:span><text:span text:style-name="T311">.</text:span></text:p>
              </text:list-item>
              <text:list-item>
                <text:p text:style-name="P18"><text:span text:style-name="T311">Не хватает значений по умолчанию для параметров функций (default values for arguments)</text:span><text:span text:style-name="T312"> — сделано намеренно</text:span><text:span text:style-name="T311">.</text:span></text:p>
              </text:list-item>
              <text:list-item>
                <text:p text:style-name="P18"><text:span text:style-name="T311">Использование </text:span><text:span text:style-name="T58">nil</text:span><text:span text:style-name="T311"> и weak type safety?</text:span></text:p>
              </text:list-item>
              <text:list-item>
                <text:p text:style-name="P18"><text:span text:style-name="T31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1">Странный шаблон при форматировании даты и времени: "</text:span><text:span text:style-name="T58">Mon Jan 2 15:04:05 -0700 2006</text:span><text:span text:style-name="T311">".</text:span></text:p>
              </text:list-item>
              <text:list-item>
                <text:p text:style-name="P18"><text:span text:style-name="T311">Нет проверки значений на соответствие перечислению, объявленному через </text:span><text:span text:style-name="T58">iota</text:span><text:span text:style-name="T311">.</text:span></text:p>
              </text:list-item>
              <text:list-item>
                <text:p text:style-name="P18"><text:span text:style-name="T31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11"/></text:p>
            <text:p text:style-name="P43"><text:span text:style-name="T313"/></text:p>
            <text:p text:style-name="P43"><text:span text:style-name="T313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311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69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71"/></text:p>
            <text:p text:style-name="P13"><text:span text:style-name="T171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, очень мощный.</text:span></text:p>
            <text:p text:style-name="P13"><text:span text:style-name="T166">Очень быстро компилируется. Удобно сразу выполнить: </text:span><text:span text:style-name="T196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71"/></text:p>
            <text:p text:style-name="P13"><text:span text:style-name="T166">Очень много </text:span><text:span text:style-name="T172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 (которых неимоверно много)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57" draw:text-style-name="P90" draw:layer="layout" svg:width="8.1cm" svg:height="2.501cm" svg:x="19.5cm" svg:y="12.9cm">
          <text:p text:style-name="P89"><text:span text:style-name="T154">Наверное, это последний язык, </text:span></text:p>
          <text:p text:style-name="P89"><text:span text:style-name="T154">разработанный «классиками»,</text:span></text:p>
          <text:p text:style-name="P89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4">error</text:span><text:span text:style-name="T27">, который будет о ней сигнализировать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5"/></text:p>
            <text:p text:style-name="P43"><text:span text:style-name="T315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6"> </text:span><text:span text:style-name="T31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8">▲</text:span></text:p>
          </draw:text-box>
        </draw:frame>
        <draw:frame draw:style-name="gr161" draw:text-style-name="P92" draw:layer="layout" svg:width="27cm" svg:height="13.151cm" svg:x="0.5cm" svg:y="2.127cm">
          <draw:text-box>
            <text:list text:style-name="L1">
              <text:list-item>
                <text:p text:style-name="P91"><text:span text:style-name="T250"><text:a xlink:href="https://go.dev/" xlink:type="simple">go.dev/</text:a></text:span><text:span text:style-name="T250"><text:s text:c="35"/></text:span><text:span text:style-name="T319"><text:s text:c="4"/>// Официальный сайт языка</text:span></text:p>
              </text:list-item>
              <text:list-item>
                <text:p text:style-name="P91"><text:span text:style-name="T250"><text:a xlink:href="https://go.dev/play/" xlink:type="simple">go.dev/play/</text:a></text:span><text:span text:style-name="T132"><text:s text:c="30"/></text:span><text:span text:style-name="T319"><text:s text:c="4"/>// Go Playground ~ выполнение в браузере</text:span></text:p>
              </text:list-item>
              <text:list-item>
                <text:p text:style-name="P91"><text:span text:style-name="T250"><text:a xlink:href="https://go.dev/ref/spec" xlink:type="simple">go.dev/ref/spec</text:a></text:span><text:span text:style-name="T250"><text:s text:c="27"/></text:span><text:span text:style-name="T319"><text:s text:c="4"/></text:span><text:span text:style-name="T320">// Спецификация языка</text:span><text:span text:style-name="T319"> (!!!)</text:span></text:p>
              </text:list-item>
              <text:list-item>
                <text:p text:style-name="P91"><text:span text:style-name="T320"><text:a xlink:href="https://github.com/golang/go" xlink:type="simple">github.com/golang/go</text:a></text:span><text:span text:style-name="T320"><text:s text:c="26"/></text:span><text:span text:style-name="T319">// Исходники</text:span></text:p>
              </text:list-item>
              <text:list-item>
                <text:p text:style-name="P91"><text:span text:style-name="T250"><text:a xlink:href="https://go.dev/doc/" xlink:type="simple">go.dev/doc/</text:a></text:span><text:span text:style-name="T132"><text:s text:c="31"/></text:span><text:span text:style-name="T319"><text:s text:c="4"/>// Документация</text:span></text:p>
              </text:list-item>
              <text:list-item>
                <text:p text:style-name="P91"><text:span text:style-name="T250"><text:a xlink:href="https://go.dev/doc/code" xlink:type="simple">go.dev/doc/code</text:a></text:span><text:span text:style-name="T132"><text:s text:c="27"/></text:span><text:span text:style-name="T319"><text:s text:c="4"/>// How to Write Go Code</text:span></text:p>
              </text:list-item>
              <text:list-item>
                <text:p text:style-name="P91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9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9"><text:s text:c="4"/>// Go в примерах</text:span></text:p>
              </text:list-item>
              <text:list-item>
                <text:p text:style-name="P18"><text:span text:style-name="T320"><text:a xlink:href="https://go.dev/doc/modules/layout" xlink:type="simple">go.dev/doc/modules/layout</text:a></text:span><text:span text:style-name="T319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9">Стандартный макет [большого] Go проекта</text:span></text:p>
              </text:list-item>
              <text:list-item>
                <text:p text:style-name="P91"><text:span text:style-name="T250"><text:a xlink:href="https://tour.golang.org/" xlink:type="simple">tour.golang.org</text:a></text:span><text:span text:style-name="T132"><text:s text:c="27"/></text:span><text:span text:style-name="T319"><text:s text:c="4"/>// Экскурсия по возможностям Go</text:span></text:p>
              </text:list-item>
              <text:list-item>
                <text:p text:style-name="P91"><text:span text:style-name="T250"><text:a xlink:href="https://golangdocs.com/" xlink:type="simple">golangdocs.com</text:a></text:span><text:span text:style-name="T132"><text:s text:c="28"/></text:span><text:span text:style-name="T319"><text:s text:c="4"/>// Примеры конструкций</text:span></text:p>
              </text:list-item>
              <text:list-item>
                <text:p text:style-name="P91"><text:span text:style-name="T320"><text:a xlink:href="https://appliedgo.net/why-go/" xlink:type="simple">appliedgo.net/why-go/</text:a></text:span><text:span text:style-name="T319"><text:s text:c="25"/>// 15 Reasons I Love Go</text:span></text:p>
              </text:list-item>
              <text:list-item>
                <text:p text:style-name="P91"><text:span text:style-name="T320"><text:a xlink:href="https://github.com/avelino/awesome-go" xlink:type="simple">awesome-go</text:a></text:span><text:span text:style-name="T319"><text:s text:c="36"/>// Подборка библиотек и инструментов: для «всего на свете»</text:span></text:p>
              </text:list-item>
            </text:list>
            <text:p text:style-name="P91"><text:span text:style-name="T320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9"><text:s text:c="10"/>// "Effecive Go" бесплатная web-книга</text:span></text:p>
              </text:list-item>
              <text:list-item>
                <text:p text:style-name="P91"><text:span text:style-name="T320"><text:a xlink:href="https://gopl.io/" xlink:type="simple">gopl.io</text:a></text:span><text:span text:style-name="T319"><text:s text:c="18"/>// "The Go Programming Language" by A.A.A.Donovan &amp; B.W.Kernighan</text:span></text:p>
              </text:list-item>
            </text:list>
            <text:p text:style-name="P91"><text:span text:style-name="T319"/></text:p>
            <text:list text:continue-numbering="true" text:style-name="L1">
              <text:list-item>
                <text:p text:style-name="P91"><text:span text:style-name="T250"><text:a xlink:href="https://www.w3schools.com/go/index.php" xlink:type="simple">w3schools.com/go/</text:a></text:span><text:span text:style-name="T132"><text:s text:c="16"/></text:span><text:span text:style-name="T319">@ w3schools <text:s/>// Справочник</text:span></text:p>
              </text:list-item>
              <text:list-item>
                <text:p text:style-name="P91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9">@ proglib.io // Самоучитель</text:span></text:p>
              </text:list-item>
              <text:list-item>
                <text:p text:style-name="P91"><text:span text:style-name="T319"><text:a xlink:href="https://uproger.com/uchebnik-go-golang-dlya-nachinayushhih/" xlink:type="simple">Учебник для начинающих</text:a></text:span><text:span text:style-name="T319"><text:s text:c="11"/>@ uproger <text:s text:c="3"/>// Учебник</text:span></text:p>
              </text:list-item>
              <text:list-item>
                <text:p text:style-name="P91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9">@ proglib.io // План изучения</text:span></text:p>
              </text:list-item>
              <text:list-item>
                <text:p text:style-name="P91"><text:span text:style-name="T320"><text:a xlink:href="https://lyceum.yandex.ru/go" xlink:type="simple">lyceum.yandex.ru/go</text:a></text:span><text:span text:style-name="T319"><text:s text:c="27"/>// Яндекс-лицей: Программирование на Go</text:span></text:p>
              </text:list-item>
              <text:list-item>
                <text:p text:style-name="P91"><text:span text:style-name="T320"><text:a xlink:href="https://start.practicum.yandex/go-basics/" xlink:type="simple">start.practicum.yandex/go-basics/</text:a></text:span><text:span text:style-name="T319"><text:s text:c="13"/>// Яндекс-практикум: Основы Go</text:span></text:p>
              </text:list-item>
              <text:list-item>
                <text:p text:style-name="P91"><text:span text:style-name="T320"><text:a xlink:href="https://codelibs.ru/category/go/" xlink:type="simple">Книги по Go</text:a></text:span><text:span text:style-name="T319"><text:s text:c="22"/>@codelibs.ru // Учебники по Go</text:span></text:p>
              </text:list-item>
            </text:list>
            <text:p text:style-name="P91"><text:span text:style-name="T319"/></text:p>
            <text:list text:continue-numbering="true" text:style-name="L1">
              <text:list-item>
                <text:p text:style-name="P91"><text:span text:style-name="T320"><text:a xlink:href="https://tinygo.org/" xlink:type="simple">tinygo.org</text:a></text:span><text:span text:style-name="T319"><text:s text:c="36"/>// TinyGo: Go on embedded systems &amp; WebAssembly</text:span></text:p>
              </text:list-item>
              <text:list-item>
                <text:p text:style-name="P91"><text:span text:style-name="T319"><text:a xlink:href="https://github.com/open2b/scriggo/" xlink:type="simple">scriggo.com</text:a></text:span><text:span text:style-name="T319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3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>Ссылка на презентацию</text:span></text:p>
          </draw:image>
        </draw:frame>
        <draw:frame draw:style-name="gr162" draw:text-style-name="P94" draw:layer="layout" svg:width="6.527cm" svg:height="3.405cm" svg:x="10cm" svg:y="6.834cm">
          <draw:text-box>
            <text:p text:style-name="P2"><text:span text:style-name="T322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5" draw:layer="layout" svg:width="26.4cm" svg:height="12.473cm" svg:x="0.8cm" svg:y="2.527cm">
          <draw:text-box>
            <text:p text:style-name="P18"><text:span text:style-name="T323">communicating sequential processes ~ взаимодействие последовательных процессов </text:span></text:p>
            <text:p text:style-name="P18"><text:span text:style-name="T32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3">CSP <text:s/>= communicating sequential processes</text:span></text:p>
            <text:p text:style-name="P18"><text:span text:style-name="T323">gopher ~ программист на Go</text:span></text:p>
            <text:p text:style-name="P18"><text:span text:style-name="T323">goroutine ~ подпрограмма, запущенная для одновременного выволнения, возможно, выполняемая параллельно</text:span></text:p>
            <text:p text:style-name="P18"><text:span text:style-name="T323">multitasking ~ многозадачность</text:span></text:p>
            <text:p text:style-name="P18"><text:span text:style-name="T323">parallelism ~ параллелизм = параллельное выполнение вычислений</text:span></text:p>
            <text:p text:style-name="P18"><text:span text:style-name="T323">process ~ процесс</text:span></text:p>
            <text:p text:style-name="P18"><text:span text:style-name="T323">subprocess ~ подпроцесс</text:span></text:p>
            <text:p text:style-name="P18"><text:span text:style-name="T323">subtask ~ подзадача</text:span></text:p>
            <text:p text:style-name="P18"><text:span text:style-name="T323">task ~ задача</text:span></text:p>
            <text:p text:style-name="P18"><text:span text:style-name="T323">zero value ~</text:span></text:p>
            <text:p text:style-name="P18"><text:span text:style-name="T323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02T15:20:29.161818516</dc:date>
    <meta:editing-duration>P12DT3H27M9S</meta:editing-duration>
    <meta:editing-cycles>1990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19"/>
  </office:meta>
</office:document-meta>
</file>